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F9000004E19E12CB2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color="#3465a4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width="0.05cm" svg:stroke-color="#000000" draw:marker-start="Arrow" draw:marker-start-width="0.3cm" draw:marker-end="Arrow" draw:marker-end-width="0.3cm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214cm" loext:decorative="false"/>
      <style:paragraph-properties style:writing-mode="lr-tb"/>
    </style:style>
    <style:style style:name="gr4" style:family="graphic" style:parent-style-name="objectwithoutfill">
      <style:graphic-properties svg:stroke-width="0cm" svg:stroke-color="#000000" draw:marker-start="Arrow" draw:marker-start-width="0.225cm" draw:marker-end="Arrow" draw:marker-end-width="0.225cm" draw:fill="none" draw:textarea-vertical-align="middle" fo:padding-top="0.125cm" fo:padding-bottom="0.125cm" fo:padding-left="0.25cm" fo:padding-right="0.25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6" style:family="graphic" style:parent-style-name="standard">
      <style:graphic-properties draw:stroke="dash" draw:stroke-dash="Fine_20_Dotted" svg:stroke-width="0.1cm" svg:stroke-color="#000000" draw:marker-start="" draw:marker-start-width="0.615cm" draw:marker-end="" draw:marker-end-width="0.615cm" draw:textarea-vertical-align="middle" fo:padding-top="0.175cm" fo:padding-bottom="0.175cm" fo:padding-left="0.3cm" fo:padding-right="0.3cm" loext:decorative="false"/>
    </style:style>
    <style:style style:name="gr7" style:family="graphic" style:parent-style-name="standard">
      <style:graphic-properties draw:stroke="dash" draw:stroke-dash="Fine_20_Dotted" svg:stroke-width="0.1cm" svg:stroke-color="#000000" draw:marker-start="" draw:marker-start-width="0.635cm" draw:marker-end="" draw:marker-end-width="0.635cm" draw:textarea-vertical-align="middle" fo:padding-top="0.175cm" fo:padding-bottom="0.175cm" fo:padding-left="0.3cm" fo:padding-right="0.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frame draw:style-name="gr1" draw:text-style-name="P1" draw:layer="layout" svg:width="6.221cm" svg:height="3.795cm" draw:transform="skewX (-0.000349065850398804) rotate (0.907571211037051) translate (3.579cm 5.364cm)">
          <draw:image xlink:href="Pictures/10000000000007F9000004E19E12CB2D.png" xlink:type="simple" xlink:show="embed" xlink:actuate="onLoad" draw:mime-type="image/png">
            <text:p/>
          </draw:image>
        </draw:frame>
        <draw:frame draw:style-name="gr1" draw:text-style-name="P1" draw:layer="layout" svg:width="6.221cm" svg:height="3.794cm" draw:transform="rotate (-0.907571211037052) translate (21.985cm 0.486cm)">
          <draw:image xlink:href="Pictures/10000000000007F9000004E19E12CB2D.png" xlink:type="simple" xlink:show="embed" xlink:actuate="onLoad" draw:mime-type="image/png">
            <text:p/>
          </draw:image>
        </draw:frame>
        <draw:frame draw:style-name="gr1" draw:text-style-name="P1" draw:layer="layout" svg:width="6.221cm" svg:height="3.794cm" draw:transform="skewX (-0.000349065850398961) rotate (0.907571211037051) translate (10.679cm 19.041cm)">
          <draw:image xlink:href="Pictures/10000000000007F9000004E19E12CB2D.png" xlink:type="simple" xlink:show="embed" xlink:actuate="onLoad" draw:mime-type="image/png">
            <text:p/>
          </draw:image>
        </draw:frame>
        <draw:frame draw:style-name="gr1" draw:text-style-name="P1" draw:layer="layout" svg:width="6.221cm" svg:height="3.795cm" svg:x="11.6cm" svg:y="6.9cm">
          <draw:image xlink:href="Pictures/10000000000007F9000004E19E12CB2D.png" xlink:type="simple" xlink:show="embed" xlink:actuate="onLoad" draw:mime-type="image/png">
            <text:p/>
          </draw:image>
        </draw:frame>
        <draw:line draw:style-name="gr2" draw:text-style-name="P2" draw:layer="layout" svg:x1="11.7cm" svg:y1="8.7cm" svg:x2="13.9cm" svg:y2="10.5cm">
          <text:p/>
        </draw:line>
        <draw:line draw:style-name="gr2" draw:text-style-name="P2" draw:layer="layout" svg:x1="18cm" svg:y1="8.7cm" svg:x2="15.8cm" svg:y2="10.4cm">
          <text:p/>
        </draw:line>
        <draw:frame draw:style-name="gr3" draw:text-style-name="P3" draw:layer="layout" svg:width="0.714cm" svg:height="0.962cm" draw:transform="rotate (-0.750491578357562) translate (13.125cm 8.583cm)">
          <draw:text-box>
            <text:p>r</text:p>
          </draw:text-box>
        </draw:frame>
        <draw:frame draw:style-name="gr3" draw:text-style-name="P3" draw:layer="layout" svg:width="0.714cm" svg:height="0.962cm" draw:transform="rotate (0.698131700797732) translate (15.976cm 9.039cm)">
          <draw:text-box>
            <text:p>r</text:p>
          </draw:text-box>
        </draw:frame>
        <draw:path draw:style-name="gr4" draw:text-style-name="P1" draw:layer="layout" svg:width="1.754cm" svg:height="1.269cm" draw:transform="skewX (-0.163362817986669) rotate (2.42932378585091) translate (15.1284494797128cm 9.29823670564171cm)" svg:viewBox="0 0 1755 1270" svg:d="M0 1270c1331 0 1755-1270 1755-1270">
          <text:p/>
        </draw:path>
        <draw:frame draw:style-name="gr5" draw:text-style-name="P3" draw:layer="layout" svg:width="0.855cm" svg:height="0.962cm" svg:x="14.3cm" svg:y="6.8cm">
          <draw:text-box>
            <text:p><text:span text:style-name="T1">θ</text:span></text:p>
          </draw:text-box>
        </draw:frame>
        <draw:line draw:style-name="gr6" draw:text-style-name="P2" draw:layer="layout" svg:x1="14.9cm" svg:y1="14.1cm" svg:x2="14.8cm" svg:y2="10.5cm">
          <text:p/>
        </draw:line>
        <draw:line draw:style-name="gr7" draw:text-style-name="P2" draw:layer="layout" svg:x1="8.4cm" svg:y1="5.065cm" svg:x2="11.9cm" svg:y2="7.335cm">
          <text:p/>
        </draw:line>
        <draw:line draw:style-name="gr6" draw:text-style-name="P2" draw:layer="layout" svg:x1="20.9cm" svg:y1="5.17cm" svg:x2="17.7cm" svg:y2="7.33cm">
          <text:p/>
        </draw:line>
        <draw:frame draw:style-name="gr8" draw:text-style-name="P3" draw:layer="layout" svg:width="0.961cm" svg:height="0.962cm" svg:x="10.001cm" svg:y="5.3cm">
          <draw:text-box>
            <text:p><text:span text:style-name="T1">R</text:span></text:p>
          </draw:text-box>
        </draw:frame>
        <draw:frame draw:style-name="gr8" draw:text-style-name="P3" draw:layer="layout" svg:width="0.961cm" svg:height="0.962cm" svg:x="18.702cm" svg:y="5.2cm">
          <draw:text-box>
            <text:p><text:span text:style-name="T1">R</text:span></text:p>
          </draw:text-box>
        </draw:frame>
        <draw:frame draw:style-name="gr8" draw:text-style-name="P3" draw:layer="layout" svg:width="0.961cm" svg:height="0.962cm" svg:x="14.902cm" svg:y="12cm">
          <draw:text-box>
            <text:p><text:span text:style-name="T1">R</text:span></text:p>
          </draw:text-box>
        </draw:frame>
        <draw:path draw:style-name="gr4" draw:text-style-name="P1" draw:layer="layout" svg:width="1.754cm" svg:height="1.269cm" draw:transform="skewX (-0.163362817986669) rotate (-3.08923277602996) translate (7.47588585790068cm 4.22130304792368cm)" svg:viewBox="0 0 1755 1270" svg:d="M0 1270c1331 0 1755-1270 1755-1270">
          <text:p/>
        </draw:path>
        <draw:frame draw:style-name="gr5" draw:text-style-name="P3" draw:layer="layout" svg:width="0.855cm" svg:height="0.962cm" draw:transform="rotate (0.764628745298716) translate (5.149cm 2.992cm)">
          <draw:text-box>
            <text:p><text:span text:style-name="T1">θ</text:span></text:p>
          </draw:text-box>
        </draw:frame>
        <draw:path draw:style-name="gr4" draw:text-style-name="P1" draw:layer="layout" svg:width="1.754cm" svg:height="1.269cm" draw:transform="skewX (-0.163362817986669) rotate (1.58824961931484) translate (22.4302818653285cm 4.68306105605986cm)" svg:viewBox="0 0 1755 1270" svg:d="M0 1270c1331 0 1755-1270 1755-1270">
          <text:p/>
        </draw:path>
        <draw:frame draw:style-name="gr9" draw:text-style-name="P3" draw:layer="layout" svg:width="0.855cm" svg:height="0.962cm" draw:transform="rotate (-0.841074166536068) translate (23.74cm 2.4cm)">
          <draw:text-box>
            <text:p><text:span text:style-name="T1">θ</text:span></text:p>
          </draw:text-box>
        </draw:frame>
        <draw:line draw:style-name="gr2" draw:text-style-name="P2" draw:layer="layout" svg:x1="8.6cm" svg:y1="1.4cm" svg:x2="8.683cm" svg:y2="4.2cm">
          <text:p/>
        </draw:line>
        <draw:frame draw:style-name="gr3" draw:text-style-name="P3" draw:layer="layout" svg:width="0.714cm" svg:height="0.962cm" svg:x="8.786cm" svg:y="2.221cm">
          <draw:text-box>
            <text:p>r</text:p>
          </draw:text-box>
        </draw:frame>
        <draw:line draw:style-name="gr2" draw:text-style-name="P2" draw:layer="layout" svg:x1="20.5cm" svg:y1="1.7cm" svg:x2="20.583cm" svg:y2="4.5cm">
          <text:p/>
        </draw:line>
        <draw:frame draw:style-name="gr3" draw:text-style-name="P3" draw:layer="layout" svg:width="0.714cm" svg:height="0.962cm" svg:x="19.686cm" svg:y="2.538cm">
          <draw:text-box>
            <text:p>r</text:p>
          </draw:text-box>
        </draw:frame>
        <draw:line draw:style-name="gr2" draw:text-style-name="P2" draw:layer="layout" svg:x1="24.427cm" svg:y1="6.607cm" svg:x2="21.8cm" svg:y2="5.698cm">
          <text:p/>
        </draw:line>
        <draw:frame draw:style-name="gr3" draw:text-style-name="P3" draw:layer="layout" svg:width="0.714cm" svg:height="0.962cm" draw:transform="rotate (-0.292866248484649) translate (22.716cm 6.273cm)">
          <draw:text-box>
            <text:p>r</text:p>
          </draw:text-box>
        </draw:frame>
        <draw:line draw:style-name="gr2" draw:text-style-name="P2" draw:layer="layout" svg:x1="16.2cm" svg:y1="14.8cm" svg:x2="16.283cm" svg:y2="17.6cm">
          <text:p/>
        </draw:line>
        <draw:frame draw:style-name="gr3" draw:text-style-name="P3" draw:layer="layout" svg:width="0.714cm" svg:height="0.962cm" svg:x="16.386cm" svg:y="15.621cm">
          <draw:text-box>
            <text:p>r</text:p>
          </draw:text-box>
        </draw:frame>
        <draw:line draw:style-name="gr2" draw:text-style-name="P2" draw:layer="layout" svg:x1="15cm" svg:y1="19.7cm" svg:x2="12.2cm" svg:y2="20.4cm">
          <text:p/>
        </draw:line>
        <draw:frame draw:style-name="gr3" draw:text-style-name="P3" draw:layer="layout" svg:width="0.714cm" svg:height="0.962cm" draw:transform="rotate (0.244520628204406) translate (12.955cm 19.118cm)">
          <draw:text-box>
            <text:p>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Fine_20_Dotted" draw:display-name="Fine Dotted" draw:style="rect" draw:dots1="2" draw:distance="0.2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0-01T10:23:57.963678298</meta:creation-date>
    <dc:date>2025-09-04T16:35:52.567104418</dc:date>
    <meta:editing-duration>PT38M22S</meta:editing-duration>
    <meta:editing-cycles>18</meta:editing-cycles>
    <meta:generator>LibreOffice/25.8.1.1$Linux_X86_64 LibreOffice_project/580$Build-1</meta:generator>
    <meta:document-statistic meta:object-count="30"/>
  </office:meta>
</office:document-meta>
</file>